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ce style:name="Tahoma1" svg:font-family="Tahoma"/>
    <style:font-face style:name="Courier New" svg:font-family="'Courier New'" style:font-family-generic="modern" style:font-pitch="fixed"/>
    <style:font-face style:name="Courier New2"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de">
      <style:text-properties officeooo:paragraph-rsid="003d8ef3"/>
    </style:style>
    <style:style style:name="P2" style:family="paragraph" style:parent-style-name="supplemental">
      <style:text-properties officeooo:paragraph-rsid="0048fb8d"/>
    </style:style>
    <style:style style:name="P3" style:family="paragraph" style:parent-style-name="Code">
      <style:text-properties officeooo:paragraph-rsid="0048fb8d"/>
    </style:style>
    <style:style style:name="P4" style:family="paragraph" style:parent-style-name="Heading_20_2">
      <style:text-properties officeooo:paragraph-rsid="0048fb8d"/>
    </style:style>
    <style:style style:name="P5" style:family="paragraph" style:parent-style-name="Standard">
      <style:text-properties officeooo:paragraph-rsid="0048fb8d"/>
    </style:style>
    <style:style style:name="P6" style:family="paragraph" style:parent-style-name="Text">
      <style:text-properties officeooo:paragraph-rsid="0048fb8d"/>
    </style:style>
    <style:style style:name="P7" style:family="paragraph" style:parent-style-name="output">
      <style:text-properties officeooo:paragraph-rsid="0048fb8d"/>
    </style:style>
    <style:style style:name="T1" style:family="text">
      <style:text-properties fo:font-weight="bold" style:font-weight-asian="bold" style:font-weight-complex="bold"/>
    </style:style>
    <style:style style:name="T2" style:family="text">
      <style:text-properties officeooo:rsid="003d8ef3"/>
    </style:style>
    <style:style style:name="T3" style:family="text">
      <style:text-properties officeooo:rsid="00397275"/>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h text:style-name="Heading_20_1" text:outline-level="1"/>
      <text:h text:style-name="P4" text:outline-level="2">Dynamic Arrays</text:h>
      <text:p text:style-name="P5">The arrays described above are static arrays; the array size cannot change during program execution. You can also create dynamic arrays that can change size during execution. Dynamic arrays are useful for creating data structures such as stacks or queues.</text:p>
      <text:p text:style-name="P5"/>
      <text:p text:style-name="P5">Static arrays, the arrays described above, are kept on the heap, but dynamic arrays are allocated from the computer's pool of memory.. You can dimension a dynamic array in two ways. The first is to declare the array size in the Dim statement and then resize it using Redim or Redim Preserve. The second is to not specify the array size, use empty parenthesis, and then use Redim or Redim Preserve to size the array. Redim will size the array and clear the array contents. Redim Preserve will size the array. and keep any existing data in the array.</text:p>
      <text:p text:style-name="P5"/>
      <text:p text:style-name="P5">There are a couple of exceptions to this. When declaring an array using variables for the index values, the array is implicitly dynamic. You can also declare an array without specifying index values, that is using an empty parentheses in the array declaration, and then use Redim to resize the array. </text:p>
      <text:p text:style-name="P5"/>
      <text:p text:style-name="P5">The following program creates a simple integer stack and then manipulates the stack.</text:p>
      <text:p text:style-name="P5"/>
      <text:p text:style-name="P3">'Create an integer stack. The 0 index will be our empty marker.</text:p>
      <text:p text:style-name="P3">Dim As Integer stack()</text:p>
      <text:p text:style-name="P3">dim I as integer<text:tab/><text:tab/>'loop counter</text:p>
      <text:p text:style-name="P3">dim ivalue as integer<text:tab/>'Value to push on stack.</text:p>
      <text:p text:style-name="P3">dim stacktop as integer<text:tab/>'Top of stack.</text:p>
      <text:p text:style-name="P3"/>
      <text:p text:style-name="P3">'This will push a value on the stack, update the top of ‘stack</text:p>
      <text:p text:style-name="P3">'Push five values on to stack</text:p>
      <text:p text:style-name="P3">Print "Pushing values on stack..."</text:p>
      <text:p text:style-name="P3">For i = 1 To 5</text:p>
      <text:p text:style-name="P3"><text:tab/>ivalue = i * 2</text:p>
      <text:p text:style-name="P3"><text:tab/>stacktop = i</text:p>
      <text:p text:style-name="P3"><text:tab/>ReDim Preserve stack(stacktop)</text:p>
      <text:p text:style-name="P3"><text:tab/>stack(stacktop) = ivalue</text:p>
      <text:p text:style-name="P3"><text:tab/>Print "Stack top:";Ubound(stack), "Value:"; stack(stacktop)</text:p>
      <text:p text:style-name="P3"><text:soft-page-break/>Next '</text:p>
      <text:p text:style-name="P3"/>
      <text:p text:style-name="P3">Print</text:p>
      <text:p text:style-name="P3">'This will pop a value off the stack, update top of ‘stack</text:p>
      <text:p text:style-name="P3">'Pop five values off the stack</text:p>
      <text:p text:style-name="P3">Print "Popping values from stack..."</text:p>
      <text:p text:style-name="P3"/>
      <text:p text:style-name="P3">Do While stacktop &gt; 0</text:p>
      <text:p text:style-name="P3"><text:tab/>Print "Stack top:";Ubound(stack),"Value:";stack(stacktop)</text:p>
      <text:p text:style-name="P3"><text:tab/>If stacktop = 0 Then</text:p>
      <text:p text:style-name="P3"><text:tab/><text:tab/>Print "array value = "; stack(stacktop)</text:p>
      <text:p text:style-name="P3"><text:tab/>Else</text:p>
      <text:p text:style-name="P3"><text:tab/><text:tab/>stacktop -= 1</text:p>
      <text:p text:style-name="P3"><text:tab/><text:tab/>ReDim Preserve stack(stacktop)</text:p>
      <text:p text:style-name="P3"><text:tab/>End If</text:p>
      <text:p text:style-name="P3">Loop</text:p>
      <text:p text:style-name="P3">Print</text:p>
      <text:p text:style-name="P3"/>
      <text:p text:style-name="P3">'Check stack size</text:p>
      <text:p text:style-name="P3">Print "Stack size after pops:";Ubound(stack)</text:p>
      <text:p text:style-name="P3"/>
      <text:p text:style-name="P3">Sleep</text:p>
      <text:p text:style-name="P3">End</text:p>
      <text:p text:style-name="P3"/>
      <text:p text:style-name="P6">Listing <text:span text:style-name="T3">5</text:span>.2: stack.bas</text:p>
      <text:p text:style-name="P5"/>
      <text:p text:style-name="P5"><text:tab/>Analysis: <text:s/>The program starts by dimensioning the working variables. The 0 index in the stack array will be used to indicate that the stack is empty. Even though this wastes one integer, it makes the code easier to implement. Next a for-next loop is used to push 5 values onto a stack. <text:s/>The top-of-stack variable, and the value to push on to the stack are initialized . You could determine the top of the stack using the Ubound function, however in a real stack implementation, you will probably need to pass the top-of-stack to other functions, and keeping the value in a variable will reduce the number of calculations the program must do. <text:s/>Each time a new value is pushed the array has a Redim Preserve performed. <text:s/>At the end of the loop we have an array of 5 values. <text:s/></text:p>
      <text:p text:style-name="P5"/>
      <text:p text:style-name="P5">Next the values are popped from the stack and the array shrunk by 1 using the Redim Preserve again. <text:s text:c="2"/>A check to make sure that the stack has some data. If the index is 0, the stack is empty. Once the array has 0 values the program exits.</text:p>
      <text:p text:style-name="P5"/>
      <text:p text:style-name="P5"><text:soft-page-break/>In line the Option Dynamic directive is used to create the stack array using dynamic memory. Line 5 dimensions the working variables. The 0 index in the stack array will be used to indicate that the stack is empty. Even though this wastes one integer, it makes the code easier to implement. Line 8 through 14 defines the code to push a value on to the the stack. The parameters of the subroutine are the stack array, the top-of-stack variable, and the value to push on to the stack. You could determine the top of the stack using the Ubound function, however in a real stack implementation, you will probably need to pass the top-of-stack to other functions, and keeping the value in a variable will reduce the number of calculations the program must do. The program is closed in the usual way.</text:p>
      <text:p text:style-name="P5"/>
      <text:p text:style-name="P5">When you run the program you will see the following output.</text:p>
      <text:p text:style-name="P5"/>
      <text:p text:style-name="P5"/>
      <text:p text:style-name="P7">Pushing values on stack...</text:p>
      <text:p text:style-name="P7">Stack top: 1 <text:s/>Value: 2</text:p>
      <text:p text:style-name="P7">Stack top: 2 <text:s/>Value: 4</text:p>
      <text:p text:style-name="P7">Stack top: 3 <text:s/>Value: 6</text:p>
      <text:p text:style-name="P7">Stack top: 4 <text:s/>Value: 8</text:p>
      <text:p text:style-name="P7">Stack top: 5 <text:s/>Value: 10</text:p>
      <text:p text:style-name="P7"/>
      <text:p text:style-name="P7">Popping values from stack...</text:p>
      <text:p text:style-name="P7">Stack top: 5 <text:s/>Value: 10</text:p>
      <text:p text:style-name="P7">Stack top: 4 <text:s/>Value: 8</text:p>
      <text:p text:style-name="P7">Stack top: 3 <text:s/>Value: 6</text:p>
      <text:p text:style-name="P7">Stack top: 2 <text:s/>Value: 4</text:p>
      <text:p text:style-name="P7">Stack top: 1 <text:s/>Value: 2</text:p>
      <text:p text:style-name="P7"/>
      <text:p text:style-name="P7">Stack size after pops: 0</text:p>
      <text:p text:style-name="P6">Output <text:span text:style-name="T3">5</text:span>.2: stack.bas</text:p>
      <text:p text:style-name="P5"/>
      <text:p text:style-name="P5">Stacks have a wide range of uses, however most implementations use pointers since it is much faster to manipulate a pointer than it is an array. The advantage of an array is the simplicity of use, and the readability of the code, but if you need speed, you should use a pointer memory array for stacks.</text:p>
      <text:p text:style-name="P5"/>
      <text:p text:style-name="P2">You can only Redim or Redim Preserve the first index, that is the row, in a multidimensional arra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ce style:name="Tahoma1" svg:font-family="Tahoma"/>
    <style:font-face style:name="Courier New" svg:font-family="'Courier New'" style:font-family-generic="modern" style:font-pitch="fixed"/>
    <style:font-face style:name="Courier New2"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master-page-name="">
      <style:paragraph-properties style:page-number="auto"/>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code" style:family="paragraph" style:parent-style-name="freebasic_20_book" style:list-style-name="" style:class="text" style:master-page-name="">
      <style:paragraph-properties fo:margin-top="0in" fo:margin-bottom="0in" style:contextual-spacing="true" style:page-number="auto" fo:padding-left="0.0402in" fo:padding-right="0in" fo:padding-top="0in" fo:padding-bottom="0in" fo:border="0.99pt solid #000000"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2"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Code" style:family="paragraph" style:parent-style-name="Standard" style:master-page-name="">
      <style:paragraph-properties fo:margin-left="0in" fo:margin-right="0in" fo:margin-top="0in" fo:margin-bottom="0in" style:contextual-spacing="false" fo:text-indent="0in" style:auto-text-indent="false" style:page-number="auto" fo:padding-left="0.1402in" fo:padding-right="0.0201in" fo:padding-top="0.0201in" fo:padding-bottom="0.0201in" fo:border="0.06pt solid #000000">
        <style:tab-stops/>
      </style:paragraph-properties>
      <style:text-properties style:font-name="Courier New2" fo:font-family="'Courier New'" style:font-style-name="Regular" style:font-family-generic="modern" style:font-pitch="fixed"/>
    </style:style>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draw:style-name="Mdp1">
      <style:header>
        <text:p text:style-name="Header"/>
      </style:header>
      <style:footer>
        <text:p text:style-name="List"><text:page-number text:select-page="current">2</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Conventions Used in the Book </dc:title>
    <meta:editing-duration>PT1M19S</meta:editing-duration>
    <meta:editing-cycles>2</meta:editing-cycles>
    <meta:generator>LibreOffice/7.0.0.3$Windows_X86_64 LibreOffice_project/8061b3e9204bef6b321a21033174034a5e2ea88e</meta:generator>
    <meta:creation-date>2020-09-16T04:09:18.828000000</meta:creation-date>
    <dc:date>2020-09-16T04:10:36.833000000</dc:date>
    <meta:document-statistic meta:table-count="0" meta:image-count="0" meta:object-count="0" meta:page-count="3" meta:paragraph-count="60" meta:word-count="844" meta:character-count="4707" meta:non-whitespace-character-count="3887"/>
  </office:meta>
</office:document-meta>
</file>